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svg:stroke-width="0.106cm" svg:stroke-color="#81d41a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2.144cm"/>
      <style:paragraph-properties style:writing-mode="lr-tb"/>
    </style:style>
    <style:style style:name="gr3" style:family="graphic" style:parent-style-name="objectwithoutfill">
      <style:graphic-properties svg:stroke-width="0.081cm" svg:stroke-color="#084594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color="#81d41a" draw:fill-color="#81d41a" draw:textarea-horizontal-align="justify" draw:textarea-vertical-align="middle" draw:auto-grow-height="false" fo:min-height="0.021cm" fo:min-width="0cm"/>
    </style:style>
    <style:style style:name="gr5" style:family="graphic" style:parent-style-name="standard">
      <style:graphic-properties draw:stroke="none" svg:stroke-color="#000000" draw:fill="none" draw:fill-color="#ffffff" fo:min-height="0.6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7" style:family="graphic" style:parent-style-name="objectwithoutfill">
      <style:graphic-properties svg:stroke-width="0.053cm" svg:stroke-color="#ffff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5eb91e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106cm" svg:stroke-color="#81d41a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text-properties fo:color="#81d41a"/>
    </style:style>
    <style:style style:name="P3" style:family="paragraph">
      <loext:graphic-properties draw:fill="none" draw:fill-color="#ffffff"/>
      <style:paragraph-properties style:writing-mode="lr-tb"/>
      <style:text-properties fo:color="#81d41a" fo:font-size="26pt" style:font-size-asian="26pt" style:font-size-complex="26pt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ffffff" fo:font-size="16pt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ffff" fo:font-size="16pt" style:font-size-asian="16pt" style:font-size-complex="16pt"/>
    </style:style>
    <style:style style:name="P8" style:family="paragraph">
      <loext:graphic-properties draw:fill="none" draw:fill-color="#ffffff"/>
      <style:paragraph-properties style:writing-mode="lr-tb"/>
      <style:text-properties fo:color="#5eb91e" fo:font-size="26pt" style:font-size-asian="26pt" style:font-size-complex="26pt"/>
    </style:style>
    <style:style style:name="T1" style:family="text">
      <style:text-properties fo:color="#81d41a" fo:font-size="26pt" style:font-size-asian="26pt" style:font-size-complex="26pt"/>
    </style:style>
    <style:style style:name="T2" style:family="text">
      <style:text-properties fo:color="#ffffff" fo:font-size="16pt" style:font-size-asian="16pt" style:font-size-complex="16pt"/>
    </style:style>
    <style:style style:name="T3" style:family="text">
      <style:text-properties fo:color="#5eb91e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793cm" svg:y1="9.271cm" svg:x2="8.763cm" svg:y2="9.271cm">
          <text:p/>
        </draw:line>
        <draw:line draw:style-name="gr1" draw:text-style-name="P1" draw:layer="layout" svg:x1="1.769cm" svg:y1="9.271cm" svg:x2="1.778cm" svg:y2="2.428cm">
          <text:p/>
        </draw:line>
        <draw:frame draw:style-name="gr2" draw:text-style-name="P3" draw:layer="layout" svg:width="1.976cm" svg:height="2.394cm" svg:x="8.738cm" svg:y="8.547cm">
          <draw:text-box>
            <text:p text:style-name="P2"><text:span text:style-name="T1">u</text:span></text:p>
          </draw:text-box>
        </draw:frame>
        <draw:frame draw:style-name="gr2" draw:text-style-name="P3" draw:layer="layout" svg:width="1.976cm" svg:height="2.394cm" svg:x="1.065cm" svg:y="0.668cm">
          <draw:text-box>
            <text:p text:style-name="P2"><text:span text:style-name="T1">v</text:span></text:p>
          </draw:text-box>
        </draw:frame>
        <draw:path draw:style-name="gr3" draw:text-style-name="P1" draw:layer="layout" svg:width="5.285cm" svg:height="5.423cm" draw:transform="rotate (1.42471226840297) translate (2.03865407801758cm 8.01565831395102cm)" svg:viewBox="0 0 5286 5424" svg:d="M1169 124c4365 0 3788-428 4025 307 236 735-5045 614-4878 1745 166 1130 2871-551 3037 580 167 1130-3444 1020-3351 1648 92 628 739 661 1116 606s4168 414 4168 414">
          <text:p/>
        </draw:path>
        <draw:custom-shape draw:style-name="gr4" draw:text-style-name="P4" draw:layer="layout" svg:width="0.381cm" svg:height="0.381cm" svg:x="2.967cm" svg:y="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3.983cm" svg:y="7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6.269cm" svg:y="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6.304cm" svg:height="0.878cm" svg:x="2.078cm" svg:y="0.908cm">
          <draw:text-box>
            <text:p><text:span text:style-name="T2">Local maximum</text:span></text:p>
          </draw:text-box>
        </draw:frame>
        <draw:frame draw:style-name="gr6" draw:text-style-name="P5" draw:layer="layout" svg:width="5.207cm" svg:height="2.384cm" svg:x="0.935cm" svg:y="9.671cm">
          <draw:text-box>
            <text:p><text:span text:style-name="T2">Local minimum</text:span></text:p>
          </draw:text-box>
        </draw:frame>
        <draw:frame draw:style-name="gr6" draw:text-style-name="P5" draw:layer="layout" svg:width="5.207cm" svg:height="2.384cm" svg:x="5.38cm" svg:y="10.081cm">
          <draw:text-box>
            <text:p><text:span text:style-name="T2">Global minimum</text:span></text:p>
          </draw:text-box>
        </draw:frame>
        <draw:line draw:style-name="gr7" draw:text-style-name="P1" draw:layer="layout" svg:x1="3.475cm" svg:y1="1.67cm" svg:x2="3.221cm" svg:y2="2.686cm">
          <text:p/>
        </draw:line>
        <draw:line draw:style-name="gr7" draw:text-style-name="P1" draw:layer="layout" svg:x1="3.602cm" svg:y1="9.417cm" svg:x2="4.11cm" svg:y2="8.274cm">
          <text:p/>
        </draw:line>
        <draw:line draw:style-name="gr7" draw:text-style-name="P1" draw:layer="layout" svg:x1="6.777cm" svg:y1="9.798cm" svg:x2="6.396cm" svg:y2="8.909cm">
          <text:p/>
        </draw:line>
        <draw:frame draw:style-name="gr6" draw:text-style-name="P7" draw:layer="layout" svg:width="5.207cm" svg:height="2.384cm" svg:x="16.147cm" svg:y="10.361cm">
          <draw:text-box>
            <text:p text:style-name="P6"><text:span text:style-name="T2">Infinite local minima, all global</text:span></text:p>
          </draw:text-box>
        </draw:frame>
        <draw:line draw:style-name="gr7" draw:text-style-name="P1" draw:layer="layout" svg:x1="17.671cm" svg:y1="10.106cm" svg:x2="18.814cm" svg:y2="7.566cm">
          <text:p/>
        </draw:line>
        <draw:polyline draw:style-name="gr8" draw:text-style-name="P1" draw:layer="layout" svg:width="4.564cm" svg:height="4.939cm" draw:transform="rotate (-1.18385683162775) translate (20.7214516642773cm 2.01899432714226cm)" svg:viewBox="0 0 4565 4940" draw:points="0,4940 3703,4940 4565,2823 2013,0 2083,166">
          <text:p/>
        </draw:polyline>
        <draw:line draw:style-name="gr9" draw:text-style-name="P1" draw:layer="layout" svg:x1="17.544cm" svg:y1="7.312cm" svg:x2="19.83cm" svg:y2="7.285cm">
          <text:p/>
        </draw:line>
        <draw:line draw:style-name="gr1" draw:text-style-name="P1" draw:layer="layout" svg:x1="15.479cm" svg:y1="9.058cm" svg:x2="22.449cm" svg:y2="9.058cm">
          <text:p/>
        </draw:line>
        <draw:line draw:style-name="gr1" draw:text-style-name="P1" draw:layer="layout" svg:x1="15.458cm" svg:y1="9.058cm" svg:x2="15.367cm" svg:y2="2.286cm">
          <text:p/>
        </draw:line>
        <draw:frame draw:style-name="gr2" draw:text-style-name="P8" draw:layer="layout" svg:width="1.976cm" svg:height="2.394cm" svg:x="22.554cm" svg:y="8.349cm">
          <draw:text-box>
            <text:p><text:span text:style-name="T3">u</text:span></text:p>
          </draw:text-box>
        </draw:frame>
        <draw:frame draw:style-name="gr2" draw:text-style-name="P3" draw:layer="layout" svg:width="1.976cm" svg:height="2.394cm" svg:x="14.859cm" svg:y="0.781cm">
          <draw:text-box>
            <text:p text:style-name="P2"><text:span text:style-name="T1">v</text:span></text:p>
          </draw:text-box>
        </draw:frame>
        <draw:frame draw:style-name="gr6" draw:text-style-name="P7" draw:layer="layout" svg:width="5.207cm" svg:height="2.384cm" svg:x="16.148cm" svg:y="10.362cm">
          <draw:text-box>
            <text:p text:style-name="P6"><text:span text:style-name="T2">Infinite local minima, all global</text:span></text:p>
          </draw:text-box>
        </draw:frame>
        <draw:line draw:style-name="gr7" draw:text-style-name="P1" draw:layer="layout" svg:x1="17.672cm" svg:y1="10.107cm" svg:x2="18.815cm" svg:y2="7.567cm">
          <text:p/>
        </draw:line>
        <draw:polyline draw:style-name="gr3" draw:text-style-name="P1" draw:layer="layout" svg:width="4.564cm" svg:height="4.939cm" draw:transform="rotate (-1.18385683162775) translate (20.7224516642773cm 2.01999432714226cm)" svg:viewBox="0 0 4565 4940" draw:points="0,4940 3703,4940 4565,2823 2013,0 2083,166">
          <text:p/>
        </draw:polyline>
        <draw:line draw:style-name="gr10" draw:text-style-name="P1" draw:layer="layout" svg:x1="17.545cm" svg:y1="7.313cm" svg:x2="19.831cm" svg:y2="7.286cm">
          <text:p/>
        </draw:line>
        <draw:line draw:style-name="gr1" draw:text-style-name="P1" draw:layer="layout" svg:x1="7.966cm" svg:y1="21.684cm" svg:x2="14.936cm" svg:y2="21.684cm">
          <text:p/>
        </draw:line>
        <draw:line draw:style-name="gr1" draw:text-style-name="P1" draw:layer="layout" svg:x1="7.945cm" svg:y1="21.684cm" svg:x2="7.874cm" svg:y2="14.859cm">
          <text:p/>
        </draw:line>
        <draw:frame draw:style-name="gr2" draw:text-style-name="P8" draw:layer="layout" svg:width="1.976cm" svg:height="2.394cm" svg:x="15.041cm" svg:y="20.975cm">
          <draw:text-box>
            <text:p><text:span text:style-name="T3">u</text:span></text:p>
          </draw:text-box>
        </draw:frame>
        <draw:frame draw:style-name="gr2" draw:text-style-name="P3" draw:layer="layout" svg:width="1.976cm" svg:height="2.394cm" svg:x="7.493cm" svg:y="13.481cm">
          <draw:text-box>
            <text:p text:style-name="P2"><text:span text:style-name="T1">v</text:span></text:p>
          </draw:text-box>
        </draw:frame>
        <draw:frame draw:style-name="gr6" draw:text-style-name="P7" draw:layer="layout" svg:width="5.207cm" svg:height="2.384cm" svg:x="15.113cm" svg:y="18.925cm">
          <draw:text-box>
            <text:p text:style-name="P6"><text:span text:style-name="T2">single local minimum, also global</text:span></text:p>
          </draw:text-box>
        </draw:frame>
        <draw:line draw:style-name="gr7" draw:text-style-name="P1" draw:layer="layout" svg:x1="14.732cm" svg:y1="20.166cm" svg:x2="12.573cm" svg:y2="20.674cm">
          <text:p/>
        </draw:line>
        <draw:path draw:style-name="gr3" draw:text-style-name="P1" draw:layer="layout" svg:width="5.578cm" svg:height="5.553cm" draw:transform="rotate (-1.19555053761612) translate (14.3112251224824cm 13.8125758943935cm)" svg:viewBox="0 0 5579 5554" svg:d="M0 5554c4504 0 5256-523 5561-949 304-426-3373-4605-3373-4605">
          <text:p/>
        </draw:path>
        <draw:custom-shape draw:style-name="gr4" draw:text-style-name="P4" draw:layer="layout" svg:width="0.381cm" svg:height="0.381cm" svg:x="11.938cm" svg:y="20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8T03:12:01.835255058</dc:date>
    <meta:editing-duration>PT1H44M51S</meta:editing-duration>
    <meta:editing-cycles>14</meta:editing-cycles>
    <meta:generator>LibreOffice/6.4.7.2$Linux_X86_64 LibreOffice_project/40$Build-2</meta:generator>
    <meta:document-statistic meta:object-count="34"/>
  </office:meta>
</office:document-meta>
</file>